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991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455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1.182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1.127cm"/>
    </style:style>
    <style:style style:name="co15" style:family="table-column">
      <style:table-column-properties fo:break-before="auto" style:column-width="1.155cm"/>
    </style:style>
    <style:style style:name="co16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1.346cm"/>
    </style:style>
    <style:style style:name="co18" style:family="table-column">
      <style:table-column-properties fo:break-before="auto" style:column-width="1.565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674cm"/>
    </style:style>
    <style:style style:name="co21" style:family="table-column">
      <style:table-column-properties fo:break-before="auto" style:column-width="1.783cm"/>
    </style:style>
    <style:style style:name="co22" style:family="table-column">
      <style:table-column-properties fo:break-before="auto" style:column-width="0.90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0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0" table:default-cell-style-name="ce5"/>
        <table:table-column table:style-name="co13" table:default-cell-style-name="ce5"/>
        <table:table-column table:style-name="co18" table:default-cell-style-name="ce5"/>
        <table:table-column table:style-name="co22" table:default-cell-style-name="ce5"/>
        <table:table-column table:style-name="co9" table:default-cell-style-name="ce5"/>
        <table:table-column table:style-name="co23" table:default-cell-style-name="ce5"/>
        <table:table-column table:style-name="co24" table:visibility="collapse" table:number-columns-repeated="99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landmass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population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religion</text:p>
          </table:table-cell>
          <table:table-cell table:style-name="ce4" office:value-type="string">
            <text:p>bars</text:p>
          </table:table-cell>
          <table:table-cell table:style-name="ce4" office:value-type="string">
            <text:p>stripes</text:p>
          </table:table-cell>
          <table:table-cell table:style-name="ce4" office:value-type="string">
            <text:p>colours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green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gold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orange</text:p>
          </table:table-cell>
          <table:table-cell table:style-name="ce4" office:value-type="string">
            <text:p>mainhue</text:p>
          </table:table-cell>
          <table:table-cell table:style-name="ce4" office:value-type="string">
            <text:p>circles</text:p>
          </table:table-cell>
          <table:table-cell table:style-name="ce4" office:value-type="string">
            <text:p>crosses</text:p>
          </table:table-cell>
          <table:table-cell table:style-name="ce4" office:value-type="string">
            <text:p>saltires</text:p>
          </table:table-cell>
          <table:table-cell table:style-name="ce4" office:value-type="string">
            <text:p>quarters</text:p>
          </table:table-cell>
          <table:table-cell table:style-name="ce4" office:value-type="string">
            <text:p>sunstars</text:p>
          </table:table-cell>
          <table:table-cell table:style-name="ce4" office:value-type="string">
            <text:p>crescrent</text:p>
          </table:table-cell>
          <table:table-cell table:style-name="ce4" office:value-type="string">
            <text:p>triangle</text:p>
          </table:table-cell>
          <table:table-cell table:style-name="ce4" office:value-type="string">
            <text:p>icon</text:p>
          </table:table-cell>
          <table:table-cell table:style-name="ce4" office:value-type="string">
            <office:annotation draw:style-name="gr1" draw:text-style-name="P1" svg:width="2.899cm" svg:height="2.571cm" svg:x="40.269cm" svg:y="0cm" draw:caption-point-x="-0.61cm" draw:caption-point-y="0.011cm">
              <dc:date>2009-12-03T00:00:00</dc:date>
              <text:p text:style-name="P1"><text:s/>1 if an animate image (e.g., an eagle, a tree, a human hand) present, 0 otherwise</text:p>
            </office:annotation>
            <text:p>animate</text:p>
          </table:table-cell>
          <table:table-cell table:style-name="ce4" office:value-type="string">
            <text:p>text</text:p>
          </table:table-cell>
          <table:table-cell table:style-name="ce4" office:value-type="string">
            <office:annotation draw:style-name="gr1" draw:text-style-name="P1" svg:width="2.899cm" svg:height="2.176cm" svg:x="37.074cm" svg:y="0cm" draw:caption-point-x="4.859cm" draw:caption-point-y="0.011cm">
              <dc:date>2009-12-03T00:00:00</dc:date>
              <text:p text:style-name="P1">colour in the top-left corner (moving right to decide tie-breaks)</text:p>
            </office:annotation>
            <text:p>topleft</text:p>
          </table:table-cell>
          <table:table-cell table:style-name="ce4" office:value-type="string">
            <office:annotation draw:style-name="gr1" draw:text-style-name="P1" svg:width="2.899cm" svg:height="2.176cm" svg:x="38.443cm" svg:y="0cm" draw:caption-point-x="4.968cm" draw:caption-point-y="0.011cm">
              <dc:date>2009-12-03T00:00:00</dc:date>
              <text:p text:style-name="P1">Colour in the bottom-left corner (moving left to decide tie-breaks)</text:p>
            </office:annotation>
            <text:p>botright</text:p>
          </table:table-cell>
          <table:table-cell table:number-columns-repeated="994"/>
        </table:table-row>
        <table:table-row table:style-name="ro2">
          <table:table-cell office:value-type="string">
            <text:p>Afghanis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Alban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Alger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American-Samo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Andorr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Angol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47">
            <text:p>124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Anguill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Antigua-Barbu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Argent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77">
            <text:p>277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Australi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690">
            <text:p>769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Austr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aham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Bahrain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anglades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Barbad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Belgiu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eliz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en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Bermu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hu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oliv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99">
            <text:p>10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Botswan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Braz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12">
            <text:p>8512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British-Virgin-Is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Brune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Bulgar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urkina</text:p>
          </table:table-cell>
          <table:table-cell table:number-columns-repeated="2"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Burm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Burund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Camero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976">
            <text:p>997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Cape-Verde-Islands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Cayman-Islan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Central-African-Republ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Cha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Chi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7">
            <text:p>7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561">
            <text:p>9561</text:p>
          </table:table-cell>
          <table:table-cell office:value-type="float" office:value="1008">
            <text:p>10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Colombi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39">
            <text:p>113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Comorro-Islands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Cong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Cook-Island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Costa-R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Cub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Cypr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Czechoslovak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Denmar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Djibout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Domin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Dominican-Republi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Ecuad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Egyp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El-Salvado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Equatorial-Guine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Ethiop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Faeroe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Falklands-Malvin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Fiji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Fin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Fr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French-Gui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French-Polynesi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Gab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Gambia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Germany-DD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Germany-F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Ghana</text:p>
          </table:table-cell>
          <table:table-cell table:number-columns-repeated="2"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Gibralt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Gree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Greenlan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76">
            <text:p>217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Grena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Gua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Guatemal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Guinea</text:p>
          </table:table-cell>
          <table:table-cell table:number-columns-repeated="2" office:value-type="float" office:value="4">
            <text:p>4</text:p>
          </table:table-cell>
          <table:table-cell office:value-type="float" office:value="246">
            <text:p>24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Guinea-Bissau</text:p>
          </table:table-cell>
          <table:table-cell table:number-columns-repeated="2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Guyan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Hait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Hondur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Hong-Kong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Hung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Icel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Ind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68">
            <text:p>3268</text:p>
          </table:table-cell>
          <table:table-cell office:value-type="float" office:value="684">
            <text:p>68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Indonesi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Ir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Iraq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Irel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orange</text:p>
          </table:table-cell>
          <table:table-cell table:number-columns-repeated="994"/>
        </table:table-row>
        <table:table-row table:style-name="ro2">
          <table:table-cell office:value-type="string">
            <text:p>Israe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Ital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Ivory-Coast</text:p>
          </table:table-cell>
          <table:table-cell table:number-columns-repeated="2"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Jama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Jord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Kampuche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Ke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Kiribat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Kuwai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Lao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Leban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Lesoth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Liberia</text:p>
          </table:table-cell>
          <table:table-cell table:number-columns-repeated="2"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Lib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60">
            <text:p>17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Liechtenste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Luxembo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Malagas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Malaw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Malays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Maldive-Island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Mali</text:p>
          </table:table-cell>
          <table:table-cell table:number-columns-repeated="2" office:value-type="float" office:value="4">
            <text:p>4</text:p>
          </table:table-cell>
          <table:table-cell office:value-type="float" office:value="1240">
            <text:p>124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Malt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Mariana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Mauritania</text:p>
          </table:table-cell>
          <table:table-cell table:number-columns-repeated="2" office:value-type="float" office:value="4">
            <text:p>4</text:p>
          </table:table-cell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Mauritius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73">
            <text:p>197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Micronesia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Monac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Mongol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66">
            <text:p>156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Montserra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Morocco</text:p>
          </table:table-cell>
          <table:table-cell table:number-columns-repeated="2" office:value-type="float" office:value="4">
            <text:p>4</text:p>
          </table:table-cell>
          <table:table-cell office:value-type="float" office:value="447">
            <text:p>44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Mozambiq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Naur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ow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Netherland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Netherlands-Antil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New-Zealan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Nicaragu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Nig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67">
            <text:p>12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Niger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25">
            <text:p>925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Niu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North-Kore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North-Yem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Norwa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Om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Pana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Papua-New-Guine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Pargua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Per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85">
            <text:p>12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Philippin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Po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Portuga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Puerto-Ric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Qat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row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rown</text:p>
          </table:table-cell>
          <table:table-cell table:number-columns-repeated="994"/>
        </table:table-row>
        <table:table-row table:style-name="ro2">
          <table:table-cell office:value-type="string">
            <text:p>Roman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Rwan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an-Mari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ao-To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audi-Arab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enegal</text:p>
          </table:table-cell>
          <table:table-cell table:number-columns-repeated="2"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Seychell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ierra-Leone</text:p>
          </table:table-cell>
          <table:table-cell table:number-columns-repeated="2"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ingapore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Soloman-Islan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omal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outh-Afric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outh-Kore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South-Yem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Spa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5">
            <text:p>50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Sri-Lank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old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gold</text:p>
          </table:table-cell>
          <table:table-cell table:number-columns-repeated="994"/>
        </table:table-row>
        <table:table-row table:style-name="ro2">
          <table:table-cell office:value-type="string">
            <text:p>St-Hele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t-Kitts-Nevi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St-Luci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ue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t-Vince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ud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06">
            <text:p>250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Surina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Swazil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wed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Switzer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Syri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Taiw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Tanzani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45">
            <text:p>9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Thailan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Tog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Tong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Trinidad-Tobag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Tunis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Turks-Cocos-Islan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Tuval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table:number-columns-repeated="994"/>
        </table:table-row>
        <table:table-row table:style-name="ro2">
          <table:table-cell office:value-type="string">
            <text:p>UA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table:number-columns-repeated="994"/>
        </table:table-row>
        <table:table-row table:style-name="ro2"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U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Urugua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US-Virgin-Is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63">
            <text:p>9363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hit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USS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402">
            <text:p>22402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Vanuatu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Vatican-C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white</text:p>
          </table:table-cell>
          <table:table-cell table:number-columns-repeated="994"/>
        </table:table-row>
        <table:table-row table:style-name="ro2">
          <table:table-cell office:value-type="string">
            <text:p>Venezuel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2">
            <text:p>9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ld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Vietn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Western-Samoa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Yugoslav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table:number-columns-repeated="994"/>
        </table:table-row>
        <table:table-row table:style-name="ro2">
          <table:table-cell office:value-type="string">
            <text:p>Zai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>
          <table:table-cell office:value-type="string">
            <text:p>Zambi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53">
            <text:p>75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ee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  <table:table-cell table:number-columns-repeated="994"/>
        </table:table-row>
        <table:table-row table:style-name="ro2">
          <table:table-cell office:value-type="string">
            <text:p>Zimbabw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ee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green</text:p>
          </table:table-cell>
          <table:table-cell table:number-columns-repeated="994"/>
        </table:table-row>
        <table:table-row table:style-name="ro2" table:visibility="collapse" table:number-rows-repeated="1048381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/12/2009</text:date>, <text:time>22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09-12-03T22:18:34</meta:creation-date>
    <dc:date>2009-12-03T22:32:16</dc:date>
    <dc:creator>root </dc:creator>
    <meta:editing-duration>PT00H13M43S</meta:editing-duration>
    <meta:editing-cycles>1</meta:editing-cycles>
    <meta:document-statistic meta:table-count="3" meta:cell-count="5820" meta:object-count="0"/>
    <meta:generator>OpenOffice.org/3.1$Linux OpenOffice.org_project/310m19$Build-9420</meta:generator>
  </office:meta>
</office:document-meta>
</file>